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508cm" fo:min-width="5.016cm"/>
    </style:style>
    <style:style style:name="gr2" style:family="graphic" style:parent-style-name="standard">
      <style:graphic-properties draw:textarea-horizontal-align="justify" draw:textarea-vertical-align="middle" draw:auto-grow-height="false" fo:min-height="2.45cm" fo:min-width="8.6cm"/>
    </style:style>
    <style:style style:name="gr3" style:family="graphic" style:parent-style-name="standard">
      <style:graphic-properties draw:textarea-horizontal-align="justify" draw:textarea-vertical-align="middle" draw:auto-grow-height="false" fo:min-height="1.7cm" fo:min-width="2.9cm"/>
    </style:style>
    <style:style style:name="gr4" style:family="graphic" style:parent-style-name="standard">
      <style:graphic-properties draw:textarea-horizontal-align="justify" draw:textarea-vertical-align="middle" draw:auto-grow-height="false" fo:min-height="2.226cm" fo:min-width="5.37cm"/>
    </style:style>
    <style:style style:name="gr5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textarea-vertical-align="middle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draw:textarea-horizontal-align="justify" draw:textarea-vertical-align="middle" draw:auto-grow-height="false" fo:min-height="1.05cm" fo:min-width="1.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9pt" style:font-size-asian="9pt" style:font-size-complex="9pt"/>
    </style:style>
    <style:style style:name="P3" style:family="paragraph">
      <loext:graphic-properties draw:fill="none"/>
      <style:paragraph-properties fo:text-align="center"/>
      <style:text-properties fo:font-size="9pt" style:font-size-asian="9pt" style:font-size-complex="9pt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custom-shape draw:style-name="gr1" draw:text-style-name="P1" xml:id="id3" draw:id="id3" draw:layer="layout" svg:width="5.2cm" svg:height="2.4cm" svg:x="7.9cm" svg:y="0.2cm">
          <text:p text:style-name="P1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5" draw:id="id5" draw:layer="layout" svg:width="2.4cm" svg:height="1.1cm" svg:x="10cm" svg:y="4.5cm">
          <text:p text:style-name="P1"><text:span text:style-name="T1">I = 1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2" draw:id="id2" draw:layer="layout" svg:width="4.3cm" svg:height="2.2cm" svg:x="8.8cm" svg:y="6.6cm">
          <text:p text:style-name="P1"><text:span text:style-name="T1">I &lt;= wysokości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1" draw:id="id1" draw:layer="layout" svg:width="5.1cm" svg:height="1.9cm" svg:x="0.8cm" svg:y="13.9cm">
          <text:p text:style-name="P1">STO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3" draw:layer="layout" svg:x1="3.35cm" svg:y1="13.9cm" svg:x2="8.8cm" svg:y2="7.7cm" draw:start-shape="id1" draw:start-glue-point="4" draw:end-shape="id2" draw:end-glue-point="5" svg:d="M3350 13900v-6200h5450" svg:viewBox="0 0 5451 6201">
          <text:p text:style-name="P1"><text:span text:style-name="T1">FAŁSZ</text:span></text:p>
        </draw:connector>
        <draw:custom-shape draw:style-name="gr6" draw:text-style-name="P2" xml:id="id4" draw:id="id4" draw:layer="layout" svg:width="5.035cm" svg:height="1.483cm" draw:transform="rotate (-0.0104719755119665) translate (1.016cm 3.264cm)">
          <text:p text:style-name="P1"><text:span text:style-name="T1">Podaj wysokość </text:span><text:span text:style-name="T1"><text:line-break/></text:span><text:span text:style-name="T1">i szerokość prostokąta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7" draw:text-style-name="P4" draw:layer="layout" draw:type="lines" svg:x1="10.5cm" svg:y1="2.6cm" svg:x2="4.163cm" svg:y2="3.297cm" draw:start-shape="id3" draw:start-glue-point="8" draw:end-shape="id4" draw:end-glue-point="4" svg:d="M10500 2600v502l-6337-339v534" svg:viewBox="0 0 6338 698">
          <text:p/>
        </draw:connector>
        <draw:connector draw:style-name="gr7" draw:text-style-name="P4" draw:layer="layout" draw:type="lines" svg:x1="5.414cm" svg:y1="4.051cm" svg:x2="11.2cm" svg:y2="4.5cm" draw:start-shape="id4" draw:start-glue-point="6" draw:end-shape="id5" draw:end-glue-point="0" svg:d="M5414 4051h1138l4648-52v501" svg:viewBox="0 0 5787 502">
          <text:p/>
        </draw:connector>
        <draw:connector draw:style-name="gr7" draw:text-style-name="P4" draw:layer="layout" draw:type="lines" svg:x1="11.2cm" svg:y1="5.6cm" svg:x2="10.95cm" svg:y2="6.6cm" draw:start-shape="id5" draw:start-glue-point="2" draw:end-shape="id2" draw:end-glue-point="4" svg:d="M11200 5600v501l-250-2v501" svg:viewBox="0 0 251 1001">
          <text:p/>
        </draw:connector>
        <draw:rect draw:style-name="gr8" draw:text-style-name="P2" xml:id="id6" draw:id="id6" draw:layer="layout" svg:width="4.6cm" svg:height="2cm" svg:x="13cm" svg:y="8.8cm">
          <text:p text:style-name="P1"><text:span text:style-name="T1">Zwiększ i o 1</text:span></text:p>
        </draw:rect>
        <draw:connector draw:style-name="gr7" draw:text-style-name="P4" draw:layer="layout" draw:type="lines" svg:x1="10.95cm" svg:y1="8.8cm" svg:x2="15.3cm" svg:y2="8.8cm" draw:start-shape="id2" draw:start-glue-point="6" draw:end-shape="id6" draw:end-glue-point="0" svg:d="M10950 8800v502l4350-1003v501" svg:viewBox="0 0 4351 1004">
          <text:p/>
        </draw:connector>
        <draw:rect draw:style-name="gr8" draw:text-style-name="P2" xml:id="id7" draw:id="id7" draw:layer="layout" svg:width="5.3cm" svg:height="1.5cm" svg:x="12.7cm" svg:y="12cm">
          <text:p text:style-name="P1"><text:span text:style-name="T1">J = 1</text:span></text:p>
        </draw:rect>
        <draw:custom-shape draw:style-name="gr6" draw:text-style-name="P2" xml:id="id8" draw:id="id8" draw:layer="layout" svg:width="3.8cm" svg:height="2.5cm" svg:x="9.1cm" svg:y="14.4cm">
          <text:p text:style-name="P1"><text:span text:style-name="T1">J &lt;= szerokości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4" draw:layer="layout" draw:type="lines" svg:x1="15.35cm" svg:y1="13.5cm" svg:x2="11cm" svg:y2="14.4cm" draw:start-shape="id7" draw:start-glue-point="2" draw:end-shape="id8" draw:end-glue-point="4" svg:d="M15350 13500v501l-4350-102v501" svg:viewBox="0 0 4351 901">
          <text:p/>
        </draw:connector>
        <draw:connector draw:style-name="gr7" draw:text-style-name="P4" draw:layer="layout" draw:type="lines" svg:x1="15.3cm" svg:y1="10.8cm" svg:x2="15.35cm" svg:y2="12cm" draw:start-shape="id6" draw:start-glue-point="2" draw:end-shape="id7" draw:end-glue-point="0" svg:d="M15300 10800v501l50 198v501" svg:viewBox="0 0 51 1201">
          <text:p/>
        </draw:connector>
        <draw:rect draw:style-name="gr8" draw:text-style-name="P2" xml:id="id9" draw:id="id9" draw:layer="layout" svg:width="2.6cm" svg:height="0.9cm" svg:x="12.3cm" svg:y="17.8cm">
          <text:p text:style-name="P1"><text:span text:style-name="T1">Zwiększ j o 1</text:span></text:p>
        </draw:rect>
        <draw:connector draw:style-name="gr9" draw:text-style-name="P3" draw:layer="layout" draw:type="lines" svg:x1="11cm" svg:y1="16.9cm" svg:x2="13.6cm" svg:y2="17.8cm" draw:start-shape="id8" draw:start-glue-point="6" draw:end-shape="id9" draw:end-glue-point="0" svg:d="M11000 16900v502l2600-103v501" svg:viewBox="0 0 2601 901">
          <text:p text:style-name="P1"><text:span text:style-name="T1">Prawda</text:span></text:p>
        </draw:connector>
        <draw:custom-shape draw:style-name="gr6" draw:text-style-name="P2" xml:id="id10" draw:id="id10" draw:layer="layout" svg:width="4.3cm" svg:height="3cm" svg:x="5.8cm" svg:y="19.2cm">
          <text:p text:style-name="P1"><text:span text:style-name="T1">I = 1 lub i = wysokości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3" draw:layer="layout" draw:type="lines" svg:x1="13.6cm" svg:y1="18.7cm" svg:x2="10.1cm" svg:y2="20.7cm" draw:start-shape="id9" draw:start-glue-point="2" draw:end-shape="id10" draw:end-glue-point="7" svg:d="M13600 18700v501l-2998 1499h-502" svg:viewBox="0 0 3501 2001">
          <text:p/>
        </draw:connector>
        <draw:rect draw:style-name="gr8" draw:text-style-name="P1" xml:id="id11" draw:id="id11" draw:layer="layout" svg:width="3.6cm" svg:height="1.8cm" svg:x="13cm" svg:y="26.1cm">
          <text:p text:style-name="P1">Drukuj #</text:p>
        </draw:rect>
        <draw:custom-shape draw:style-name="gr10" draw:text-style-name="P2" xml:id="id12" draw:id="id12" draw:layer="layout" svg:width="3.4cm" svg:height="2.6cm" svg:x="15.9cm" svg:y="20.1cm">
          <text:p text:style-name="P1"><text:span text:style-name="T1">J = 1 lub j = szerokości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9" draw:text-style-name="P3" draw:layer="layout" draw:type="lines" svg:x1="7.95cm" svg:y1="22.2cm" svg:x2="14.8cm" svg:y2="26.1cm" draw:start-shape="id10" draw:start-glue-point="6" draw:end-shape="id11" draw:end-glue-point="0" svg:d="M7950 22200v502l6850 2897v501" svg:viewBox="0 0 6851 3901">
          <text:p text:style-name="P1"><text:span text:style-name="T1">Prawda</text:span></text:p>
        </draw:connector>
        <draw:connector draw:style-name="gr7" draw:text-style-name="P3" draw:layer="layout" draw:type="lines" svg:x1="13.6cm" svg:y1="18.7cm" svg:x2="17.6cm" svg:y2="20.1cm" draw:start-shape="id9" draw:start-glue-point="2" draw:end-shape="id12" draw:end-glue-point="4" svg:d="M13600 18700v501l4000 398v501" svg:viewBox="0 0 4001 1401">
          <text:p/>
        </draw:connector>
        <draw:connector draw:style-name="gr9" draw:text-style-name="P3" draw:layer="layout" draw:type="lines" svg:x1="17.6cm" svg:y1="22.7cm" svg:x2="14.8cm" svg:y2="26.1cm" draw:start-shape="id12" draw:start-glue-point="6" draw:end-shape="id11" draw:end-glue-point="0" svg:d="M17600 22700v502l-2800 2397v501" svg:viewBox="0 0 2801 3401">
          <text:p text:style-name="P1"><text:span text:style-name="T1">Prawda</text:span></text:p>
        </draw:connector>
        <draw:rect draw:style-name="gr8" draw:text-style-name="P1" xml:id="id13" draw:id="id13" draw:layer="layout" svg:width="3.5cm" svg:height="1.9cm" svg:x="4.3cm" svg:y="25.4cm">
          <text:p text:style-name="P1">Drukuj ' '</text:p>
        </draw:rect>
        <draw:connector draw:style-name="gr9" draw:text-style-name="P3" draw:layer="layout" draw:type="lines" svg:x1="5.8cm" svg:y1="20.7cm" svg:x2="6.05cm" svg:y2="25.4cm" draw:start-shape="id10" draw:start-glue-point="5" draw:end-shape="id13" draw:end-glue-point="0" svg:d="M5800 20700h-501l751 4199v501" svg:viewBox="0 0 752 4701">
          <text:p text:style-name="P1"><text:span text:style-name="T1">Fałsz</text:span></text:p>
          <text:p text:style-name="P1"><text:span text:style-name="T1"/></text:p>
        </draw:connector>
        <draw:connector draw:style-name="gr9" draw:text-style-name="P3" draw:layer="layout" draw:type="lines" svg:x1="15.9cm" svg:y1="21.4cm" svg:x2="6.05cm" svg:y2="25.4cm" draw:start-shape="id12" draw:start-glue-point="5" draw:end-shape="id13" draw:end-glue-point="0" svg:d="M15900 21400h-501l-9349 3499v501" svg:viewBox="0 0 9851 4001">
          <text:p text:style-name="P1"><text:span text:style-name="T1">Fałsz</text:span></text:p>
        </draw:connector>
        <draw:connector draw:style-name="gr9" draw:text-style-name="P3" draw:layer="layout" draw:type="lines" svg:x1="9.1cm" svg:y1="15.65cm" svg:x2="8.8cm" svg:y2="7.7cm" draw:start-shape="id8" draw:end-shape="id2" draw:end-glue-point="5" svg:d="M9100 15650h-501l-300-7950h501" svg:viewBox="0 0 802 7951">
          <text:p text:style-name="P1"><text:span text:style-name="T1">Fałsz</text:span></text:p>
        </draw:connector>
        <draw:connector draw:style-name="gr7" draw:text-style-name="P4" draw:layer="layout" svg:x1="4.3cm" svg:y1="26.35cm" svg:x2="3.35cm" svg:y2="15.8cm" draw:start-shape="id13" draw:start-glue-point="3" draw:end-shape="id1" draw:end-glue-point="8" svg:d="M4300 26350h-950v-10550" svg:viewBox="0 0 951 10551">
          <text:p/>
        </draw:connector>
        <draw:connector draw:style-name="gr7" draw:text-style-name="P4" draw:layer="layout" svg:x1="13cm" svg:y1="27cm" svg:x2="0.8cm" svg:y2="14.85cm" draw:start-shape="id11" draw:start-glue-point="3" draw:end-shape="id1" draw:end-glue-point="6" svg:d="M13000 27000h-12701v-12150h501" svg:viewBox="0 0 12702 1215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pl" fo:country="PL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iekt_20_bez_20_wypełnienia_20_i_20_linii" style:display-name="Obiekt bez wypełnienia i linii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16T09:04:29.486311969</meta:creation-date>
    <dc:date>2019-10-03T11:03:03.604982832</dc:date>
    <meta:editing-duration>PT50M19S</meta:editing-duration>
    <meta:editing-cycles>3</meta:editing-cycles>
    <meta:generator>LibreOffice/6.0.7.3$Linux_X86_64 LibreOffice_project/00m0$Build-3</meta:generator>
    <meta:document-statistic meta:object-count="30"/>
  </office:meta>
</office:document-meta>
</file>